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d8667" officeooo:paragraph-rsid="001d8667"/>
    </style:style>
    <style:style style:name="P2" style:family="paragraph" style:parent-style-name="Standard">
      <style:paragraph-properties fo:text-align="center" style:justify-single-word="false"/>
      <style:text-properties officeooo:rsid="001d8667" officeooo:paragraph-rsid="001d8667"/>
    </style:style>
    <style:style style:name="P3" style:family="paragraph" style:parent-style-name="Standard">
      <style:paragraph-properties fo:text-align="start" style:justify-single-word="false"/>
      <style:text-properties officeooo:paragraph-rsid="001d8667"/>
    </style:style>
    <style:style style:name="P4" style:family="paragraph" style:parent-style-name="Standard">
      <style:paragraph-properties fo:line-height="200%" fo:text-align="start" style:justify-single-word="false"/>
      <style:text-properties officeooo:rsid="0024aa94" officeooo:paragraph-rsid="0024aa94"/>
    </style:style>
    <style:style style:name="P5" style:family="paragraph" style:parent-style-name="Standard">
      <style:paragraph-properties fo:line-height="200%" fo:text-align="start" style:justify-single-word="false"/>
      <style:text-properties officeooo:rsid="0024aa94" officeooo:paragraph-rsid="002b2905"/>
    </style:style>
    <style:style style:name="P6" style:family="paragraph" style:parent-style-name="Standard">
      <style:paragraph-properties fo:line-height="200%" fo:text-align="start" style:justify-single-word="false"/>
      <style:text-properties officeooo:rsid="0024aa94" officeooo:paragraph-rsid="002c6e30"/>
    </style:style>
    <style:style style:name="P7" style:family="paragraph" style:parent-style-name="Standard">
      <style:paragraph-properties fo:line-height="200%" fo:text-align="start" style:justify-single-word="false"/>
      <style:text-properties officeooo:rsid="0024aa94" officeooo:paragraph-rsid="0032b43b"/>
    </style:style>
    <style:style style:name="P8" style:family="paragraph" style:parent-style-name="Standard">
      <style:paragraph-properties fo:line-height="200%" fo:text-align="start" style:justify-single-word="false"/>
      <style:text-properties officeooo:rsid="0024aa94" officeooo:paragraph-rsid="0034da01"/>
    </style:style>
    <style:style style:name="P9" style:family="paragraph" style:parent-style-name="Standard">
      <style:paragraph-properties fo:line-height="200%" fo:text-align="start" style:justify-single-word="false"/>
      <style:text-properties officeooo:rsid="002579ff" officeooo:paragraph-rsid="002c6e30"/>
    </style:style>
    <style:style style:name="P10" style:family="paragraph" style:parent-style-name="Standard">
      <style:paragraph-properties fo:line-height="200%" fo:text-align="start" style:justify-single-word="false"/>
      <style:text-properties officeooo:rsid="0024aa94" officeooo:paragraph-rsid="0032b43b"/>
    </style:style>
    <style:style style:name="T1" style:family="text">
      <style:text-properties officeooo:rsid="00257075"/>
    </style:style>
    <style:style style:name="T2" style:family="text">
      <style:text-properties officeooo:rsid="002579ff"/>
    </style:style>
    <style:style style:name="T3" style:family="text">
      <style:text-properties officeooo:rsid="0026a83b"/>
    </style:style>
    <style:style style:name="T4" style:family="text">
      <style:text-properties officeooo:rsid="0029333f"/>
    </style:style>
    <style:style style:name="T5" style:family="text">
      <style:text-properties officeooo:rsid="002b2905"/>
    </style:style>
    <style:style style:name="T6" style:family="text">
      <style:text-properties officeooo:rsid="002e6e54"/>
    </style:style>
    <style:style style:name="T7" style:family="text">
      <style:text-properties officeooo:rsid="002fe7b1"/>
    </style:style>
    <style:style style:name="T8" style:family="text">
      <style:text-properties officeooo:rsid="00344f0a"/>
    </style:style>
    <style:style style:name="T9" style:family="text">
      <style:text-properties officeooo:rsid="0035bcb8"/>
    </style:style>
    <style:style style:name="T10" style:family="text">
      <style:text-properties officeooo:rsid="0035cf4e"/>
    </style:style>
    <style:style style:name="T11" style:family="text">
      <style:text-properties officeooo:rsid="0037b3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Sanchez</text:p>
      <text:p text:style-name="P1">Professor LaTourette</text:p>
      <text:p text:style-name="P1">CS 202</text:p>
      <text:p text:style-name="P1"><text:span text:style-name="T9">03</text:span>/<text:span text:style-name="T11">12</text:span>/15</text:p>
      <text:p text:style-name="P1"/>
      <text:p text:style-name="P2">Documentation</text:p>
      <text:p text:style-name="P3"/>
      <text:p text:style-name="P4"><text:tab/>The purpose of this project is to write a small program that will allow the user to perform various functions relating to a slot machine, <text:span text:style-name="T6">while working with dynamic memory,classes, and constructors, and destructors.</text:span> These functions include: <text:span text:style-name="T6">reading in a data file, </text:span>populating a new slot machine, printing the current machine configuration, picking a <text:span text:style-name="T11">reel and s</text:span>top number<text:span text:style-name="T4">,</text:span> <text:span text:style-name="T11">spinning the reels, </text:span>and lastly exiting the program. Furthermore, the program will allow a user to continue to pick from these options until the user chooses to exit the program. </text:p>
      <text:p text:style-name="P4"><text:tab/><text:span text:style-name="T6">When reading in the symbols data file, the user will be asked to enter in a file name from which data will be read from. </text:span>When populating a new slot machine, the program will randomly generate and place symbols in each stop in <text:span text:style-name="T11">3 reels with </text:span>10 <text:span text:style-name="T10">stops</text:span>. <text:s/>When printing the current machine configuration, the <text:span text:style-name="T10">configuration of the machine <text:s/>will be printed to the screen</text:span>. <text:span text:style-name="T1">When a reel and stop number are chosen, the user will choose a reel and stop number, and <text:s/>the symbol and its corresponding <text:s/>bonus value and boolean value will be printed out to the screen. When spinning the reels, the program will randomly pick a stopping point for the the 3 reels and print out the symbol at the corresponding stop. Lastly, when the exit option is chosen, the user will be immediately exited out of the program. </text:span></text:p>
      <text:p text:style-name="P6"><text:tab/><text:span text:style-name="T2">In order to achieve all this, the program will need to be broken up into several parts, these parts being the different functions the user can use (options 1 –5). <text:s/>In order to determine what option the user wants to use ,a case statement will be used to determine their selection.</text:span></text:p>
      <text:p text:style-name="P6"><text:tab/><text:span text:style-name="T7">Initially, when the user runs the program they will be asked for the name of the symbols data file. This file will then be read into a symbol pointer of size 6. This symbol pointer will contain 6 symbols with the attributes of name, bonus value, and a boolean. Additionally, this symbol pointer will then be used to run case 1, which is to populate a new slot machine. After the program runs initially, the </text:span><text:soft-page-break/><text:span text:style-name="T7">user will then be asked to select an option from the menu and the corresponding function will run. </text:span></text:p>
      <text:p text:style-name="P9"><text:tab/> If the user enters in a 1 then case 1 will be executed. Case 1 will allow the user to populate a new slot machine. In order to create a function to do this, the parameters needed for this function to work will be <text:span text:style-name="T11">a symbols pointer (initial) and a reel pointer(machine).</text:span> The <text:s/><text:span text:style-name="T10">initial </text:span>symbol pointer will <text:span text:style-name="T10">be an array of size 6 and</text:span> point to <text:span text:style-name="T10">an array of the symbol class</text:span> that contains an array for the name of the symbol, an integer for the bonus value of the symbol, and a boolean stating whether the bonus value is greater than 0. The <text:span text:style-name="T10">machine reel</text:span> pointer will point to an <text:span text:style-name="T11">array of size 3 of the reel class.</text:span> This function will then take the symbol pointer and randomly pick an “index”. Once this “index” is chosen, the “index” will be used to grab the symbol and store it from the symbol pointer to the <text:span text:style-name="T10">machine </text:span>pointer. The index will do this by providing a stopping point <text:span text:style-name="T10">for when the symbols pointer is incremented</text:span>. This process will occur until the <text:span text:style-name="T10">machine symbol</text:span> pointer is full of randomized symbols.</text:p>
      <text:p text:style-name="P4"><text:tab/><text:span text:style-name="T2">If the user enters in a 2, case 2 will be run. Case 2 will allow the user to print the existing configuration of a file to the screen, or to a file. The only needed parameter for this function is the machine reel pointer. The function will then print the configuration through the use of a loop to the screen and by calling the print reel function in the reel class. </text:span></text:p>
      <text:p text:style-name="P7"><text:tab/><text:span text:style-name="T2">If a user enters in a 3, case 3 will be run. Case 3 allows the user to choose a reel and stop number. By choosing a reel and stop number the user is basically selecting what symbol they want to be printed out from the machine. In doing so, this function will print out that symbol and its corresponding bonus value and a boolean stating whether the bonus value is greater than 0. This function will do this by using the print symbol function in the symbol class . The only needed parameters for this function is the machine reel pointer. </text:span></text:p>
      <text:p text:style-name="P7"><text:tab/><text:span text:style-name="T11">If a user enters a 4, case 4 will be run. Case 4 allows the user to spin the reels. This function is carried out by randomly choosing a stopping point for each of the three reels and printing out the corresponding symbol at that stop. This function is implemented by having the machine pointer as a parameter and by using the print symbol member function of the symbol class.</text:span></text:p>
      <text:p text:style-name="P5"><text:soft-page-break/><text:tab/><text:span text:style-name="T5">Lastly, if a user enters in a 5, case 5 will be run. Case 5 allows the user to exit the menu system and quit the program. </text:span></text:p>
      <text:p text:style-name="P4"><text:tab/><text:span text:style-name="T3">Other than these 5 functions. Other functions that will need to be used in the writing of this program are those that can copy a string, and read a file. The functions will be used as such: the copy string function will be used when reading from a file, the compare string when <text:s/>and the read a file function will be used to read a file. There will also be 4 constructors and 2 destructors. These will be implemented as follows: 1 default constructor, 1 copy constructor, and 1 destructor for the symbol class and the same for the reel class. </text:span></text:p>
      <text:p text:style-name="P8"><text:tab/><text:span text:style-name="T8">When starting out this program, it was clear that since dynamic memory needed to be used, that I would have to allocate memory for my symbol and reel pointer before they could be used in a function. Therefore, memory was allocated for the symbol class pointer called initial <text:s/>(containing 6 symbol classes) <text:s/>and the reel class pointer called machine (containing 3 reel classes). <text:s/>At the end of the program, the memory for the initial and machine symbol class pointers is deallocated. After figuring this out, the rest of the program provided me with no major problems, and I was able to finish the program with relative ease. Like other projects, if there was more time, I would work on the styling of the project and make it look nic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5-01-26T21:22:00.907401955</meta:creation-date>
    <dc:date>2015-03-12T23:23:28.212084480</dc:date>
    <dc:creator>Alex </dc:creator>
    <meta:editing-duration>PT5H36M3S</meta:editing-duration>
    <meta:editing-cycles>14</meta:editing-cycles>
    <meta:generator>LibreOffice/4.1.3.2$Linux_X86_64 LibreOffice_project/410m0$Build-2</meta:generator>
    <meta:document-statistic meta:table-count="0" meta:image-count="0" meta:object-count="0" meta:page-count="3" meta:paragraph-count="16" meta:word-count="1072" meta:character-count="5885" meta:non-whitespace-character-count="4799"/>
  </office:meta>
</office:document-meta>
</file>